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82cf3" officeooo:paragraph-rsid="00082cf3"/>
    </style:style>
    <style:style style:name="P2" style:family="paragraph" style:parent-style-name="Preformatted_20_Text">
      <style:text-properties officeooo:rsid="00082cf3" officeooo:paragraph-rsid="000847d8"/>
    </style:style>
    <style:style style:name="P3" style:family="paragraph" style:parent-style-name="Preformatted_20_Text">
      <style:text-properties officeooo:rsid="000847d8" officeooo:paragraph-rsid="000847d8"/>
    </style:style>
    <style:style style:name="P4" style:family="paragraph" style:parent-style-name="Preformatted_20_Text">
      <style:text-properties officeooo:rsid="000a3e6d" officeooo:paragraph-rsid="000a3e6d"/>
    </style:style>
    <style:style style:name="P5" style:family="paragraph" style:parent-style-name="Preformatted_20_Text">
      <style:paragraph-properties fo:margin-top="0in" fo:margin-bottom="0.1965in" loext:contextual-spacing="false"/>
    </style:style>
    <style:style style:name="T1" style:family="text">
      <style:text-properties officeooo:rsid="00066f6e"/>
    </style:style>
    <style:style style:name="T2" style:family="text">
      <style:text-properties officeooo:rsid="00082cf3"/>
    </style:style>
    <style:style style:name="T3" style:family="text">
      <style:text-properties officeooo:rsid="000847d8"/>
    </style:style>
    <style:style style:name="T4" style:family="text">
      <style:text-properties officeooo:rsid="000b38c1"/>
    </style:style>
    <style:style style:name="T5" style:family="text">
      <style:text-properties officeooo:rsid="000bdd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s text:c="14"/>CS460 Midterm Exam Check List <text:span text:style-name="T5">Jared Strand 11463602</text:span></text:p>
      <text:p text:style-name="Preformatted_20_Text"/>
      <text:p text:style-name="Preformatted_20_Text">A. Text Edit ANSWERS to questions in a separate file with name and ID</text:p>
      <text:p text:style-name="Preformatted_20_Text"/>
      <text:p text:style-name="Preformatted_20_Text"><text:s text:c="3"/>NAME: <text:span text:style-name="T1">Jared Strand</text:span> ID: <text:span text:style-name="T2">11463602</text:span></text:p>
      <text:p text:style-name="Preformatted_20_Text"/>
      <text:p text:style-name="Preformatted_20_Text">Q1: <text:span text:style-name="T2">P0 cannot call kgetc() because it is the root process and it’s job is to just sit and run an infinite loop. There must be an interrupt to cause a wakeup of the process sleeping on input data.</text:span></text:p>
      <text:p text:style-name="Preformatted_20_Text"/>
      <text:p text:style-name="Preformatted_20_Text">Q2: Show A diag<text:span text:style-name="T2">r</text:span>am with reasons for the control flows.</text:p>
      <text:p text:style-name="P1"/>
      <text:p text:style-name="P1">(7.)</text:p>
      <text:p text:style-name="P1">Start at (6.), process code, before a key is pressed the processor is unlocked to allow interrupts and calls (5.) to check if there is a char to grab (hasData != 0).</text:p>
      <text:p text:style-name="P1"/>
      <text:p text:style-name="P1">Once we are in (5.) since no key is pressed, hasData == 0 coming in so the if statement evaluates to true and we call sleep on the &amp;hasData variable. This process then sleeps on event &amp;hasData. Nothing will happen until a keypress generates an interrupt to wakeup the process <text:span text:style-name="T3">because we tswitch to p0.</text:span></text:p>
      <text:p text:style-name="P1"/>
      <text:p text:style-name="P1">(8.)</text:p>
      <text:p text:style-name="P2">Now assuming we are continuing off of (7.), a process is sleeping on event &amp;hasData in (5.). ‘A key is pressed’ → this leads to the CPU to jump to the Vector table (1.) to run the correct irq_handler code now that we are in IRQ mode.</text:p>
      <text:p text:style-name="P2"/>
      <text:p text:style-name="P2">The next step jumps to the code at (2.) to save the stack registers and switch to running the IRQ_handler code. </text:p>
      <text:p text:style-name="P2"/>
      <text:p text:style-name="P2">We then jump to <text:span text:style-name="T3">(3.) where we evaluate the contents of the statusRegBit32 to determine who generated this interrupt. It is determined that the keyboard generated this interrupt from checking this and so we call kbd_handler() and jump to (4.).</text:span></text:p>
      <text:p text:style-name="P2"/>
      <text:p text:style-name="P3">At (4.), we read the scancode of the keypress, get that char, add it to the char buffer, set the flag hasData to 1, the we wakeup any process waiting on hasData. We revert back through (3.) and (2.) where we switch back to SVC mode after resetting the stack to before. This will cause the process to wakeup from where it was put to sleep before in (5.) and begins to run after the sleep(&amp;hasData) line and set the global hasData back to zero and return the char that was discovered on input during the interrupt.</text:p>
      <text:p text:style-name="P3"/>
      <text:p text:style-name="P4">(9.) <text:span text:style-name="T4">each process sleeps on input with the event being the address of their event </text:span></text:p>
      <text:p text:style-name="Preformatted_20_Text"/>
      <text:p text:style-name="Preformatted_20_Text">Q3: <text:span text:style-name="T5">it works because kgetc is called on each process and if there's no data for that process, it sleeps on the address of it’s data value. So when an interrupt detects a key it awakes on the event/address of the same processes char event.</text:span></text:p>
      <text:p text:style-name="Preformatted_20_Text"/>
      <text:p text:style-name="Preformatted_20_Text"/>
      <text:p text:style-name="Preformatted_20_Text">Q4: <text:span text:style-name="T5">Interrupt handlers should never call sleep because if P1 calls sleep its parent cannot wake it up, also this can cause an event to be put to sleep and never woken up. Interrupts should only call wakeup on events that are sleeping from their own volition.</text:span></text:p>
      <text:p text:style-name="Preformatted_20_Text"/>
      <text:p text:style-name="Preformatted_20_Text"/>
      <text:p text:style-name="Preformatted_20_Text"/>
      <text:p text:style-name="Preformatted_20_Text">B. DEMO OF PROGRAMS</text:p>
      <text:p text:style-name="Preformatted_20_Text"/>
      <text:p text:style-name="Preformatted_20_Text">1. LAB4: Ask student to run their LAB4 code, which MUST show</text:p>
      <text:p text:style-name="Preformatted_20_Text"><text:soft-page-break/><text:s text:c="13"/>ps <text:s text:c="2"/>fork <text:s/>exit <text:s/>wait</text:p>
      <text:p text:style-name="Preformatted_20_Text">(1). P1: fork <text:s text:c="6"/>==&gt; <text:s/>P2 in readyQueue AND P1 childList = P2</text:p>
      <text:p text:style-name="Preformatted_20_Text">(2). P1: switch <text:s text:c="4"/>==&gt; <text:s/>P2 runs with no child</text:p>
      <text:p text:style-name="Preformatted_20_Text">(3). P2: fork, fork ==&gt; <text:s/>P2 childList should be P3-&gt;P4</text:p>
      <text:p text:style-name="Preformatted_20_Text">(4). P2: exit <text:s text:c="6"/>==&gt; <text:s/>P1 runs with childList = P2-&gt;P3-&gt;p4</text:p>
      <text:p text:style-name="Preformatted_20_Text">(5). P1: wait <text:s text:c="6"/>==&gt; <text:s/>must show it freed a ZOMBIE P2</text:p>
      <text:p text:style-name="Preformatted_20_Text"/>
      <text:p text:style-name="Preformatted_20_Text"/>
      <text:p text:style-name="Preformatted_20_Text">2. KBD Driver using sleep/wakeup:</text:p>
      <text:p text:style-name="Preformatted_20_Text"/>
      <text:p text:style-name="Preformatted_20_Text">(1). P1: fork <text:s text:c="6"/>==&gt; <text:s/>P2 in readyQueue</text:p>
      <text:p text:style-name="Preformatted_20_Text">(2). P1: ps <text:s text:c="8"/>==&gt; <text:s/>show ps by P1</text:p>
      <text:p text:style-name="Preformatted_20_Text">(3). P1: switch <text:s text:c="4"/>==&gt; <text:s/>P2 starts to run</text:p>
      <text:p text:style-name="Preformatted_20_Text">(4). P2: ps <text:s text:c="8"/>==&gt; <text:s/>show ps by P2</text:p>
      <text:p text:style-name="Preformatted_20_Text"/>
      <text:p text:style-name="Preformatted_20_Text">3. Pipe with BROKEN pipe and no writer cases</text:p>
      <text:p text:style-name="Preformatted_20_Text"/>
      <text:p text:style-name="Preformatted_20_Text">(1). P0: initialize a pipe;</text:p>
      <text:p text:style-name="Preformatted_20_Text"><text:s text:c="9"/>kfork() P1 as pipeWriter; kfork() P2 as pipeReader;</text:p>
      <text:p text:style-name="Preformatted_20_Text"><text:s text:c="9"/>switch to run P1.</text:p>
      <text:p text:style-name="Preformatted_20_Text"/>
      <text:p text:style-name="Preformatted_20_Text">(2). P1: enter a line to write <text:s/>OR <text:s/>a NULL line to exit;</text:p>
      <text:p text:style-name="Preformatted_20_Text"><text:s text:c="9"/>e.g. 12345 ==&gt; should only write 5 chars to pipe</text:p>
      <text:p text:style-name="Preformatted_20_Text"><text:s text:c="5"/>P1: enter a NULL line ==&gt; P1 should exit</text:p>
      <text:p text:style-name="Preformatted_20_Text"/>
      <text:p text:style-name="Preformatted_20_Text">(3). P2: enter bytes to read <text:s/>OR <text:s/>0 to exit;</text:p>
      <text:p text:style-name="Preformatted_20_Text"><text:s text:c="9"/>e.g. nytes = 10 <text:s/>==&gt; should read 5 chars</text:p>
      <text:p text:style-name="Preformatted_20_Text"/>
      <text:p text:style-name="Preformatted_20_Text"><text:s text:c="5"/>P2: nbytes = 20 <text:s text:c="5"/>==&gt; should return 0 because no data and no writer</text:p>
      <text:p text:style-name="Preformatted_20_Text"/>
      <text:p text:style-name="Preformatted_20_Text">Run the program again:</text:p>
      <text:p text:style-name="Preformatted_20_Text"/>
      <text:p text:style-name="Preformatted_20_Text">(4). P1: try to write 1234567890 to pipe =&gt; write 8 chars and SLEEP</text:p>
      <text:p text:style-name="Preformatted_20_Text"/>
      <text:p text:style-name="Preformatted_20_Text">(5). P2: try to read 20 bytes ==&gt; should return with 8 chars read</text:p>
      <text:p text:style-name="Preformatted_20_Text"><text:s text:c="5"/>P2: read 0 byte <text:s text:c="9"/>==&gt; P2 shoud exit switch to P1</text:p>
      <text:p text:style-name="Preformatted_20_Text"/>
      <text:p text:style-name="Preformatted_20_Text">(6). P1: must see a BROKEN PIPE condition and exit</text:p>
      <text:p text:style-name="Preformatted_20_Text"/>
      <text:p text:style-name="Preformatted_20_Text"/>
      <text:p text:style-name="Preformatted_20_Text">4. TimerQueue:</text:p>
      <text:p text:style-name="Preformatted_20_Text"/>
      <text:p text:style-name="Preformatted_20_Text">(1). P0 kfork P1, P2, P3, all run body()</text:p>
      <text:p text:style-name="Preformatted_20_Text">(2). P1: enter a time value, e.g. 30</text:p>
      <text:p text:style-name="Preformatted_20_Text">(3). P2: enter a time value, e.g. 20</text:p>
      <text:p text:style-name="Preformatted_20_Text">(4). P3: enter a time value, e.g. <text:s/>5</text:p>
      <text:p text:style-name="Preformatted_20_Text"/>
      <text:p text:style-name="Preformatted_20_Text">MUST show the timerQueue on each second, AND </text:p>
      <text:p text:style-name="P5"><text:s text:c="14"/>procs woken up when their timer expir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11:25:58.514183052</meta:creation-date>
    <dc:date>2019-02-25T16:01:51.511852076</dc:date>
    <meta:editing-duration>PT22M37S</meta:editing-duration>
    <meta:editing-cycles>3</meta:editing-cycles>
    <meta:generator>LibreOffice/6.0.7.3$Linux_X86_64 LibreOffice_project/00m0$Build-3</meta:generator>
    <meta:document-statistic meta:table-count="0" meta:image-count="0" meta:object-count="0" meta:page-count="2" meta:paragraph-count="51" meta:word-count="779" meta:character-count="4158" meta:non-whitespace-character-count="3251"/>
  </office:meta>
</office:document-meta>
</file>